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Cantidad</text:p>
          </table:table-cell>
        </table:table-row>
        <table:table-row table:style-name="ro1">
          <table:table-cell office:value-type="string" calcext:value-type="string">
            <text:p>Pic 12F6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é 5V BC3-5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QH22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nsitor BC353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pacitor cerámico 1n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pacitor electrolítico 10 Mf 24 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citor electrolítico 1 Mf 24 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odo 1N 4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odo 1n5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stencia de 10 K 1/4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istencia de 330 1/4W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sistencia de 1K 1/4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citor electrolítico 470 Mf 35 V HFQ series panason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citor electrolítico 220 Mf 50 V HFQ series panason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citor cerámico 3,3 n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M25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e 47 M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enciómetro de 10K de precisión multivuel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 Header 90° de paso 2,54 tira de 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cket 7 pines Dupont Terminal Pin Hembra 2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nera Mini 2p Paso 2,54mm (mini mini)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5">00/00/0000</text:date>, <text:time style:data-style-name="N2" text:time-value="12:37:23.80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4-24T15:23:13.286000000</meta:creation-date>
    <dc:date>2023-04-25T13:30:06.458000000</dc:date>
    <meta:editing-duration>PT45M45S</meta:editing-duration>
    <meta:editing-cycles>4</meta:editing-cycles>
    <meta:generator>LibreOffice/6.3.4.2$Windows_X86_64 LibreOffice_project/60da17e045e08f1793c57c00ba83cdfce946d0aa</meta:generator>
    <meta:document-statistic meta:table-count="1" meta:cell-count="44" meta:object-count="0"/>
  </office:meta>
</office:document-meta>
</file>